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NotificationBroker.setConnectionFactory(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NotificationBrok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NotificationBroker.get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NotificationBroker.createSubcrip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NotificationBroker.createPublish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NotificationBroker.handleGetResourceProperty( QName propert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sNotificationBroker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NotificationBroker.JmsNotificationBrok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